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115a6a90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1" style:family="paragraph" style:parent-style-name="Standard">
      <style:paragraph-properties fo:text-align="center" style:justify-single-word="false"/>
      <style:text-properties officeooo:paragraph-rsid="0c8b5238"/>
    </style:style>
    <style:style style:name="P22" style:family="paragraph" style:parent-style-name="Standard">
      <style:text-properties officeooo:paragraph-rsid="0c819a59"/>
    </style:style>
    <style:style style:name="P23" style:family="paragraph" style:parent-style-name="Standard">
      <style:text-properties officeooo:paragraph-rsid="1169fdfd"/>
    </style:style>
    <style:style style:name="P24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0d1ec96e"/>
    </style:style>
    <style:style style:name="P27" style:family="paragraph" style:parent-style-name="Standard">
      <style:text-properties officeooo:paragraph-rsid="0fc21b80"/>
    </style:style>
    <style:style style:name="P28" style:family="paragraph" style:parent-style-name="Standard">
      <style:text-properties officeooo:paragraph-rsid="0ff397b4"/>
    </style:style>
    <style:style style:name="P29" style:family="paragraph" style:parent-style-name="Standard">
      <style:text-properties officeooo:paragraph-rsid="10bc5bd9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officeooo:paragraph-rsid="0e8aa5aa"/>
    </style:style>
    <style:style style:name="P33" style:family="paragraph" style:parent-style-name="Footnote">
      <style:text-properties officeooo:paragraph-rsid="11682ddc"/>
    </style:style>
    <style:style style:name="P34" style:family="paragraph" style:parent-style-name="Standard">
      <style:paragraph-properties fo:text-align="center" style:justify-single-word="false"/>
      <style:text-properties officeooo:paragraph-rsid="0cc50ec9"/>
    </style:style>
    <style:style style:name="P35" style:family="paragraph" style:parent-style-name="Standard">
      <style:text-properties officeooo:paragraph-rsid="0fc35f88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Footnote">
      <style:text-properties fo:language="en" fo:country="GB" officeooo:paragraph-rsid="10762a52" fo:background-color="transparent"/>
    </style:style>
    <style:style style:name="P41" style:family="paragraph" style:parent-style-name="Footnote">
      <style:text-properties style:font-name="Liberation Sans" fo:language="en" fo:country="GB" officeooo:paragraph-rsid="10332ca5"/>
    </style:style>
    <style:style style:name="P42" style:family="paragraph" style:parent-style-name="Footnote">
      <style:text-properties officeooo:paragraph-rsid="117d1d02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5" style:family="paragraph" style:parent-style-name="Standard">
      <style:text-properties officeooo:paragraph-rsid="0e2a40f4"/>
    </style:style>
    <style:style style:name="P46" style:family="paragraph" style:parent-style-name="Standard">
      <style:text-properties fo:language="en" fo:country="GB" officeooo:rsid="10048e31" officeooo:paragraph-rsid="104e2670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49" style:family="paragraph" style:parent-style-name="Standard">
      <style:text-properties officeooo:rsid="0dde9a1c" officeooo:paragraph-rsid="10efd6be"/>
    </style:style>
    <style:style style:name="P50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3" style:family="paragraph" style:parent-style-name="Standard">
      <style:text-properties officeooo:paragraph-rsid="0e0463fc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text-properties officeooo:paragraph-rsid="101b90cf"/>
    </style:style>
    <style:style style:name="P56" style:family="paragraph" style:parent-style-name="Standard">
      <style:text-properties fo:language="en" fo:country="GB" officeooo:rsid="1035cc54" officeooo:paragraph-rsid="1035cc54"/>
    </style:style>
    <style:style style:name="P57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58" style:family="paragraph" style:parent-style-name="Standard">
      <style:paragraph-properties fo:text-align="center" style:justify-single-word="false"/>
      <style:text-properties officeooo:paragraph-rsid="10178c94"/>
    </style:style>
    <style:style style:name="P59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1" style:family="paragraph" style:parent-style-name="Standard">
      <style:text-properties officeooo:paragraph-rsid="0fc8b815"/>
    </style:style>
    <style:style style:name="P62" style:family="paragraph" style:parent-style-name="Standard">
      <style:text-properties officeooo:paragraph-rsid="10e2ce20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7" style:family="paragraph" style:parent-style-name="Standard">
      <style:text-properties officeooo:paragraph-rsid="10e21512"/>
    </style:style>
    <style:style style:name="P6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1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2" style:family="paragraph" style:parent-style-name="Standard">
      <style:text-properties officeooo:paragraph-rsid="116be57f"/>
    </style:style>
    <style:style style:name="P73" style:family="paragraph" style:parent-style-name="Footnote">
      <style:text-properties fo:color="#000000" loext:opacity="100%" style:font-name="Liberation Sans" fo:font-size="10pt" fo:language="en" fo:country="GB" officeooo:rsid="0b8e0034" officeooo:paragraph-rsid="115412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10bbbb58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85" style:family="paragraph" style:parent-style-name="Footnote">
      <style:text-properties officeooo:rsid="043ccc66" officeooo:paragraph-rsid="0f4dc0dc"/>
    </style:style>
    <style:style style:name="P8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8" style:family="paragraph" style:parent-style-name="Standard">
      <style:text-properties officeooo:rsid="0dde9a1c" officeooo:paragraph-rsid="10f16eb7"/>
    </style:style>
    <style:style style:name="P89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6d6336"/>
    </style:style>
    <style:style style:name="P9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95" style:family="paragraph" style:parent-style-name="Standard">
      <style:text-properties officeooo:paragraph-rsid="0a0f8417"/>
    </style:style>
    <style:style style:name="P96" style:family="paragraph" style:parent-style-name="Standard">
      <style:text-properties officeooo:paragraph-rsid="10c2a301"/>
    </style:style>
    <style:style style:name="P97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font-name="Liberation Sans" fo:font-size="12pt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officeooo:rsid="11682ddc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style:text-blinking="fals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67d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officeooo:rsid="1169cb2c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9" style:family="text">
      <style:text-properties fo:font-size="10pt" style:font-size-asian="10pt" style:font-size-complex="10pt"/>
    </style:style>
    <style:style style:name="T110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25c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ba04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e94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d689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6f12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408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6d8bb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762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615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770e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914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914df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a8bc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style:font-size-asian="11pt" style:font-size-complex="11pt"/>
    </style:style>
    <style:style style:name="T156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officeooo:rsid="1035cc54"/>
    </style:style>
    <style:style style:name="T166" style:family="text">
      <style:text-properties officeooo:rsid="103b85c2"/>
    </style:style>
    <style:style style:name="T167" style:family="text">
      <style:text-properties officeooo:rsid="10d28a1c"/>
    </style:style>
    <style:style style:name="T168" style:family="text">
      <style:text-properties officeooo:rsid="10b6b930"/>
    </style:style>
    <style:style style:name="T169" style:family="text">
      <style:text-properties fo:language="en" fo:country="GB" officeooo:rsid="10b6b930"/>
    </style:style>
    <style:style style:name="T170" style:family="text">
      <style:text-properties fo:language="en" fo:country="GB"/>
    </style:style>
    <style:style style:name="T171" style:family="text">
      <style:text-properties fo:language="en" fo:country="GB" officeooo:rsid="10a19599"/>
    </style:style>
    <style:style style:name="T172" style:family="text">
      <style:text-properties fo:language="en" fo:country="GB" officeooo:rsid="10d28a1c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0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6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font-name="Liberation Sans" fo:font-size="12pt" fo:language="en" fo:country="GB" officeooo:rsid="0d1ec96e" style:font-size-asian="12pt" style:font-size-complex="12pt"/>
    </style:style>
    <style:style style:name="T201" style:family="text">
      <style:text-properties style:font-name="Liberation Sans" fo:font-size="12pt" fo:language="en" fo:country="GB" officeooo:rsid="110298af" style:font-size-asian="12pt" style:font-size-complex="12pt"/>
    </style:style>
    <style:style style:name="T202" style:family="text">
      <style:text-properties style:font-name="Liberation Sans" fo:font-size="12pt" fo:language="en" fo:country="GB" officeooo:rsid="0ff397b4" style:font-size-asian="12pt" style:font-size-complex="12pt"/>
    </style:style>
    <style:style style:name="T203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562c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style:font-name="Liberation Sans" fo:font-size="12pt" fo:language="en" fo:country="GB" officeooo:rsid="0f51b898"/>
    </style:style>
    <style:style style:name="T21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language="en" fo:country="GB" style:text-underline-style="none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4" form:id="control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2" draw:name="Gebruiker 1" draw:style-name="gr1" draw:text-style-name="P5" svg:width="6.002cm" svg:height="0.5cm" draw:control="control1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3" draw:name="Gberuikersnaam 2" draw:style-name="gr1" draw:text-style-name="P5" svg:width="6.002cm" svg:height="0.5cm" draw:control="control2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4" draw:name="Computernaam 1" draw:style-name="gr1" draw:text-style-name="P5" svg:width="6.002cm" svg:height="0.5cm" draw:control="control3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5" draw:name="Gebruiker 2" draw:style-name="gr1" draw:text-style-name="P5" svg:width="6.002cm" svg:height="0.5cm" draw:control="control4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6" draw:name="Gberuikersnaam 1" draw:style-name="gr1" draw:text-style-name="P5" svg:width="6.002cm" svg:height="0.5cm" draw:control="control5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" office:value-type="string">
            <text:p text:style-name="P18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19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3"><text:span text:style-name="T66">Press the Super key</text:span><text:span text:style-name="T67"><text:note text:id="ftn2" text:note-class="footnote"><text:note-citation>2</text:note-citation><text:note-body><text:p text:style-name="P24">Windows, command, or magnifying glass key.</text:p></text:note-body></text:note></text:span><text:span text:style-name="T66">, ty</text:span><text:span text:style-name="T68">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</text:span><text:span text:style-name="T72"><text:note text:id="ftn3" text:note-class="footnote"><text:note-citation>3</text:note-citation><text:note-body><text:p text:style-name="Footnote">On LXDE follow Menu &gt; <text:span text:style-name="T74">System</text:span> &gt; <text:span text:style-name="T74">LXTerminal</text:span>.</text:p></text:note-body></text:note></text:span><text:span text:style-name="T72">.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D4" office:value-type="string">
            <text:p text:style-name="P27"><text:span text:style-name="T75">Type the </text:span><text:span text:style-name="T76">following </text:span><text:span text:style-name="T75">t</text:span><text:span text:style-name="T77">hree</text:span><text:span text:style-name="T75"> commands, each followed by the</text:span><text:span text:style-name="T72"> </text:span><text:span text:style-name="T78">Enter</text:span><text:span text:style-name="T75"> key: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8"><text:span text:style-name="User_20_Entry"><text:span text:style-name="T79">sudo</text:span></text:span><text:span text:style-name="User_20_Entry"><text:span text:style-name="T80"> </text:span></text:span><text:span text:style-name="User_20_Entry"><text:span text:style-name="T7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29"><text:span text:style-name="User_20_Entry"><text:span text:style-name="T80">wget karelzimmer.nl/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9"><text:span text:style-name="User_20_Entry"><text:span text:style-name="T80">bash </text:span></text:span><text:span text:style-name="User_20_Entry"><text:span text:style-name="T82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0" office:value-type="string">
            <text:p text:style-name="P23"><text:span text:style-name="T83">Press the Super key</text:span><text:span text:style-name="T84">2</text:span><text:span text:style-name="T83">, 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4" text:note-class="footnote"><text:note-citation>4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34"><text:span text:style-name="Strong_20_Emphasis"/></text:p>
          </table:table-cell>
          <table:table-cell table:style-name="_31_._5f_Installatie_5f_voorbereiden.A1" office:value-type="string">
            <text:p text:style-name="P34"><text:span text:style-name="Strong_20_Emphasis"/></text:p>
          </table:table-cell>
          <table:table-cell table:style-name="_31_._5f_Installatie_5f_voorbereiden.D11" office:value-type="string">
            <text:p text:style-name="P35"><text:span text:style-name="T92">Select </text:span><text:span text:style-name="Strong_20_Emphasis"><text:span text:style-name="T93">1</text:span></text:span><text:span text:style-name="T92"> Prepar</text:span><text:span text:style-name="T94">e </text:span><text:span text:style-name="T92">installation</text:span><text:span text:style-name="T95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/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96">Perform installation</text:span></text:span><text:bookmark-end text:name="__RefNumPara__4009_12717081281"/></text:p>
        </text:list-item>
      </text:list>
      <text:p text:style-name="P39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1" office:value-type="string">
            <text:p text:style-name="Standard"><text:span text:style-name="T97">Boot the computer from</text:span><text:span text:style-name="T98"><text:note text:id="ftn5" text:note-class="footnote"><text:note-citation>1</text:note-citation><text:note-body><text:p text:style-name="P40"><text:span text:style-name="T99">Boot menu/Setup via one of the </text:span><text:span text:style-name="T100">f</text:span><text:span text:style-name="T99">requently used keys: </text:span><text:span text:style-name="T101">Esc</text:span><text:span text:style-name="T102">, </text:span><text:span text:style-name="T101">Delete</text:span><text:span text:style-name="T102">, </text:span><text:span text:style-name="T101">F1</text:span><text:span text:style-name="T102">, </text:span><text:span text:style-name="T101">F2</text:span><text:span text:style-name="T102">, </text:span><text:span text:style-name="T101">F9</text:span><text:span text:style-name="T102">, </text:span><text:span text:style-name="T101">F10</text:span><text:span text:style-name="T102">, </text:span><text:span text:style-name="T101">F11</text:span><text:span text:style-name="T102">, or </text:span><text:span text:style-name="T101">F12</text:span></text:p></text:note-body></text:note></text:span><text:span text:style-name="T97"> an </text:span><text:span text:style-name="T103"><text:user-field-get text:name="Distro">Debian</text:user-field-get></text:span><text:span text:style-name="T104"><text:s/></text:span><text:span text:style-name="T105">Desktop</text:span><text:span text:style-name="T106"> </text:span><text:span text:style-name="T107">Live</text:span><text:span text:style-name="T108"><text:note text:id="ftn6" text:note-class="footnote"><text:note-citation>2</text:note-citation><text:note-body><text:p text:style-name="P41"><text:span text:style-name="T109">From a Live USB stick you can boot and work with </text:span><text:span text:style-name="T110"><text:user-field-get text:name="Distro">Debian</text:user-field-get></text:span><text:span text:style-name="T110"><text:s/></text:span><text:span text:style-name="T109">without modifying any files on the hard drive and also allows installation of </text:span><text:span text:style-name="T110"><text:user-field-get text:name="Distro">Debian</text:user-field-get></text:span><text:span text:style-name="T110">.</text:span></text:p></text:note-body></text:note></text:span><text:span text:style-name="T111"> USB stick</text:span><text:span text:style-name="T112"><text:note text:id="ftn7" text:note-class="footnote"><text:note-citation>3</text:note-citation><text:note-body><text:p text:style-name="P42"><text:span text:style-name="T113">Go to </text:span><text:a xlink:type="simple" xlink:href="https://www.debian.org/" text:style-name="Internet_20_link" text:visited-style-name="Visited_20_Internet_20_Link"><text:span text:style-name="T114">debian.org</text:span></text:a><text:span text:style-name="T115">, </text:span><text:span text:style-name="T116">click </text:span><text:span text:style-name="Sterk_20_accent_20_voetnoot"><text:span text:style-name="T117">Other downloads</text:span></text:span><text:span text:style-name="T116"> (under “Downloads”) and then </text:span><text:span text:style-name="T118">on</text:span><text:span text:style-name="T119"> </text:span><text:span text:style-name="Strong_20_Emphasis"><text:span text:style-name="T120">Other live ISO</text:span></text:span><text:span text:style-name="T119"> (under “</text:span><text:span text:style-name="T121">T</text:span><text:span text:style-name="T119">ry </text:span><text:span text:style-name="T119"><text:user-field-get text:name="Distro">Debian</text:user-field-get></text:span><text:span text:style-name="T119"><text:s/>live before installing”)</text:span><text:span text:style-name="T122">.</text:span><text:span text:style-name="T123"><text:line-break/>Click on one of the following three </text:span><text:span text:style-name="T124">desktop environments</text:span><text:span text:style-name="T123">:</text:span><text:span text:style-name="T125"><text:line-break/></text:span><text:span text:style-name="Strong_20_Emphasis"><text:span text:style-name="T123">debian-live-...-amd64-</text:span></text:span><text:span text:style-name="Strong_20_Emphasis"><text:span text:style-name="T126">gnome</text:span></text:span><text:span text:style-name="Strong_20_Emphasis"><text:span text:style-name="T127">.iso</text:span></text:span><text:span text:style-name="Strong_20_Emphasis"><text:span text:style-name="T128"><text:tab/><text:tab/></text:span></text:span><text:span text:style-name="Strong_20_Emphasis"><text:span text:style-name="T129">GNOME is most used and </text:span></text:span><text:span text:style-name="Strong_20_Emphasis"><text:span text:style-name="T130">i</text:span></text:span><text:span text:style-name="Strong_20_Emphasis"><text:span text:style-name="T130">s </text:span></text:span><text:span text:style-name="Strong_20_Emphasis"><text:span text:style-name="T129">similar to Ubuntu </text:span></text:span><text:span text:style-name="Strong_20_Emphasis"><text:span text:style-name="T131">a</text:span></text:span><text:span text:style-name="Strong_20_Emphasis"><text:span text:style-name="T131">n</text:span></text:span><text:span text:style-name="Strong_20_Emphasis"><text:span text:style-name="T131">d </text:span></text:span><text:span text:style-name="Strong_20_Emphasis"><text:span text:style-name="T131">m</text:span></text:span><text:span text:style-name="Strong_20_Emphasis"><text:span text:style-name="T131">a</text:span></text:span><text:span text:style-name="Strong_20_Emphasis"><text:span text:style-name="T131">c</text:span></text:span><text:span text:style-name="Strong_20_Emphasis"><text:span text:style-name="T131">O</text:span></text:span><text:span text:style-name="Strong_20_Emphasis"><text:span text:style-name="T131">S</text:span></text:span><text:span text:style-name="T123"><text:line-break/></text:span><text:span text:style-name="Strong_20_Emphasis"><text:span text:style-name="T123">debian-live-...-amd64-</text:span></text:span><text:span text:style-name="Strong_20_Emphasis"><text:span text:style-name="T126">cinnamon</text:span></text:span><text:span text:style-name="Strong_20_Emphasis"><text:span text:style-name="T127">.iso</text:span></text:span><text:span text:style-name="T128"> <text:tab/></text:span><text:span text:style-name="T132">Cinnamon</text:span><text:span text:style-name="T133"> is similar to Windows and Linux Mint</text:span><text:span text:style-name="T123"><text:line-break/></text:span><text:span text:style-name="Strong_20_Emphasis"><text:span text:style-name="T123">debian-live-...-amd64-</text:span></text:span><text:span text:style-name="Strong_20_Emphasis"><text:span text:style-name="T126">lx</text:span></text:span><text:span text:style-name="Strong_20_Emphasis"><text:span text:style-name="T134">de</text:span></text:span><text:span text:style-name="Strong_20_Emphasis"><text:span text:style-name="T127">.iso</text:span></text:span><text:span text:style-name="T128"> <text:tab/><text:tab/><text:tab/></text:span><text:span text:style-name="T132">LXDE is </text:span><text:span text:style-name="T128">similar to Windows </text:span><text:span text:style-name="T135">and </text:span><text:span text:style-name="T128">for </text:span><text:span text:style-name="T136">very </text:span><text:span text:style-name="T128">old computers</text:span><text:span text:style-name="T137"><text:line-break/>On </text:span><text:a xlink:type="simple" xlink:href="https://karelzimmer.nl/en" text:style-name="Internet_20_link" text:visited-style-name="Visited_20_Internet_20_Link"><text:span text:style-name="Strong_20_Emphasis"><text:span text:style-name="T138">karelzimmer.nl/en</text:span></text:span></text:a><text:span text:style-name="T137">, under </text:span><text:span text:style-name="T139">Install L</text:span><text:span text:style-name="T126">inux</text:span><text:span text:style-name="T137">, </text:span><text:span text:style-name="T140">in </text:span><text:span text:style-name="T141">Linux </text:span><text:span text:style-name="T142">i</text:span><text:span text:style-name="T141">nfo</text:span><text:span text:style-name="T140">, </text:span><text:span text:style-name="T137">you'll find instructions for creating a bootable USB stick.</text:span></text:p></text:note-body></text:note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" office:value-type="string">
            <text:p text:style-name="Standard"><text:span text:style-name="T144">Select </text:span><text:span text:style-name="T145">Live </text:span><text:span text:style-name="T146">system (amd64)</text:span><text:span text:style-name="T147"> </text:span><text:span text:style-name="T148">and press </text:span><text:span text:style-name="T149">the</text:span><text:span text:style-name="T150"> </text:span><text:span text:style-name="T151">Enter</text:span><text:span text:style-name="T149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4" office:value-type="string">
            <text:p text:style-name="Standard">Follow the welcome screens.<text:span text:style-name="T152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6" office:value-type="string">
            <text:p text:style-name="P45"><text:span text:style-name="T153">Start the installation by clicking </text:span><text:span text:style-name="Strong_20_Emphasis"><text:span text:style-name="T154">Activities</text:span></text:span><text:span text:style-name="T153"> and clicking </text:span><text:span text:style-name="Strong_20_Emphasis"><text:span text:style-name="T154">Install Debian</text:span></text:span><text:span text:style-name="Strong_20_Emphasis"><text:span text:style-name="T153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7" office:value-type="string">
            <text:p text:style-name="P46">When prompted for a password, type <text:span text:style-name="User_20_Entry"><text:span text:style-name="T155">live</text:span></text:span>.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9"><text:span text:style-name="Emphasis"><text:span text:style-name="T156">Follow the installation screens and complete them.</text:span></text:span><text:span text:style-name="T157"/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1"><text:span text:style-name="T158">Connect to the </text:span><text:span text:style-name="T159">network</text:span><text:span text:style-name="T158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3"><text:span text:style-name="T160">At</text:span><text:span text:style-name="T153"> </text:span><text:span text:style-name="T154">Welcome</text:span><text:span text:style-name="T153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55"><text:span text:style-name="T161">Select </text:span><text:span text:style-name="T162">application and </text:span><text:span text:style-name="T161">system language, and c</text:span><text:span text:style-name="T163">lic</text:span><text:span text:style-name="T160">k</text:span><text:span text:style-name="T163"> </text:span><text:span text:style-name="Strong_20_Emphasis"><text:span text:style-name="T164">Next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6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8"><text:span text:style-name="Strong_20_Emphasis"/></text:p>
          </table:table-cell>
          <table:table-cell table:style-name="_32_._5f_Installatie_5f_uitvoeren.C8" office:value-type="string">
            <text:p text:style-name="P48"><text:span text:style-name="T165">At</text:span> <text:span text:style-name="Strong_20_Emphasis">Regio</text:span><text:span text:style-name="Strong_20_Emphasis"><text:span text:style-name="T166">n</text:span></text:span> <text:span text:style-name="T165">choose</text:span> <text:span text:style-name="Strong_20_Emphasis">Europ</text:span><text:span text:style-name="Strong_20_Emphasis"><text:span text:style-name="T165">e</text:span></text:span> <text:span text:style-name="T167">and click </text:span><text:span text:style-name="Strong_20_Emphasis"><text:span text:style-name="T167">Next</text:span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48"><text:span text:style-name="T168">At</text:span> <text:span text:style-name="Strong_20_Emphasis"><text:span text:style-name="T168">Keyboard</text:span>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8" office:value-type="string">
            <text:p text:style-name="P60"><text:span text:style-name="T169">Choose</text:span><text:span text:style-name="T170"> </text:span><text:span text:style-name="Strong_20_Emphasis"><text:span text:style-name="T170">English (US)</text:span></text:span><text:span text:style-name="T170"> </text:span><text:span text:style-name="T169">a</text:span><text:span text:style-name="T171">n</text:span><text:span text:style-name="T169">d</text:span><text:span text:style-name="T171"> </text:span><text:span text:style-name="Strong_20_Emphasis"><text:span text:style-name="T171">English (US, intl., with dead keys)</text:span></text:span><text:span text:style-name="T171">, </text:span><text:span text:style-name="T172">and click </text:span><text:span text:style-name="Strong_20_Emphasis"><text:span text:style-name="T172">Next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22" office:value-type="string">
            <text:p text:style-name="P61"><text:span text:style-name="T173">At </text:span><text:span text:style-name="Strong_20_Emphasis"><text:span text:style-name="T174">Users</text:span></text:span><text:span text:style-name="T175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2"><text:span text:style-name="T176">E</text:span><text:span text:style-name="T177">nter </text:span><text:span text:style-name="Strong_20_Emphasis"><text:span text:style-name="T174">What is your name</text:span></text:span><text:span text:style-name="T178"> </text:span><text:span text:style-name="T179">&lt;</text:span><text:span text:style-name="T180">user</text:span><text:span text:style-name="T179">&gt;</text:span><text:span text:style-name="T181">, </text:span><text:span text:style-name="Strong_20_Emphasis"><text:span text:style-name="T182"><text:line-break/></text:span></text:span><text:span text:style-name="Strong_20_Emphasis"><text:span text:style-name="T183">What name do you want to use to log in</text:span></text:span><text:span text:style-name="T184"> </text:span><text:span text:style-name="T179">&lt;</text:span><text:span text:style-name="T180">user</text:span><text:span text:style-name="T185">name</text:span><text:span text:style-name="T179">&gt;</text:span><text:span text:style-name="T184">,</text:span><text:span text:style-name="Strong_20_Emphasis"><text:span text:style-name="T186"><text:line-break/></text:span></text:span><text:span text:style-name="Strong_20_Emphasis"><text:span text:style-name="T187">What is the na</text:span></text:span><text:span text:style-name="Strong_20_Emphasis"><text:span text:style-name="T183">me of </text:span></text:span><text:span text:style-name="Strong_20_Emphasis"><text:span text:style-name="T188">this</text:span></text:span><text:span text:style-name="Strong_20_Emphasis"><text:span text:style-name="T183"> computer</text:span></text:span><text:span text:style-name="T189"> &lt;</text:span><text:span text:style-name="T190">computerna</text:span><text:span text:style-name="T191">me&gt;</text:span><text:span text:style-name="T184">,</text:span><text:span text:style-name="Strong_20_Emphasis"><text:span text:style-name="T186"><text:line-break/></text:span></text:span><text:span text:style-name="Strong_20_Emphasis"><text:span text:style-name="T192">enter a </text:span></text:span><text:span text:style-name="Strong_20_Emphasis"><text:span text:style-name="T193">password</text:span></text:span><text:span text:style-name="T194"> twice </text:span><text:span text:style-name="T195">and click </text:span><text:span text:style-name="Strong_20_Emphasis"><text:span text:style-name="T196">Next</text:span></text:span><text:span text:style-name="T195">.</text:span></text:p>
          </table:table-cell>
        </table:table-row>
      </table:table>
      <text:p text:style-name="P63"><text:span text:style-name="Strong_20_Emphasis"/></text:p>
      <text:list text:continue-numbering="true" text:style-name="L1">
        <text:list-item>
          <text:p text:style-name="P64"><text:bookmark-start text:name="__RefNumPara__12966_2272496019"/><text:span text:style-name="Strong_20_Emphasis"><text:span text:style-name="T197">Finish installation</text:span></text:span><text:bookmark-end text:name="__RefNumPara__12966_2272496019"/></text:p>
        </text:list-item>
      </text:list>
      <text:p text:style-name="P65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" office:value-type="string">
            <text:p text:style-name="P67"><text:span text:style-name="T198">Log in as </text:span><text:span text:style-name="T179">&lt;</text:span><text:span text:style-name="T180">user</text:span><text:span text:style-name="T179">&gt;</text:span><text:span text:style-name="T198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3" office:value-type="string">
            <text:p text:style-name="P71">Follow the welcome screens.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5" office:value-type="string">
            <text:p text:style-name="P72"><text:span text:style-name="T199">Press the Super key</text:span><text:span text:style-name="T67"><text:note text:id="ftn8" text:note-class="footnote"><text:note-citation>1</text:note-citation><text:note-body><text:p text:style-name="P73">Windows, command, or magnifying glass key.</text:p></text:note-body></text:note></text:span><text:span text:style-name="T199">, t</text:span><text:span text:style-name="T68">y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</text:span><text:span text:style-name="T72"><text:note text:id="ftn9" text:note-class="footnote"><text:note-citation>2</text:note-citation><text:note-body><text:p text:style-name="Footnote">On LXDE follow Menu &gt; <text:span text:style-name="T74">System</text:span> &gt; <text:span text:style-name="T74">LXTerminal</text:span>.</text:p></text:note-body></text:note></text:span><text:span text:style-name="T72">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/></text:p>
          </table:table-cell>
          <table:table-cell table:style-name="_33_._5f_Installatie_5f_afronden.C6" office:value-type="string">
            <text:p text:style-name="P28"><text:span text:style-name="T200">Type the </text:span><text:span text:style-name="T201">following </text:span><text:span text:style-name="T200">t</text:span><text:span text:style-name="T202">hree</text:span><text:span text:style-name="T200"> commands, each followed by the</text:span><text:span text:style-name="T72"> </text:span><text:span text:style-name="T78">Enter</text:span><text:span text:style-name="T200"> key: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7" office:value-type="string">
            <text:p text:style-name="P74"><text:span text:style-name="User_20_Entry"><text:span text:style-name="T79">sudo</text:span></text:span><text:span text:style-name="User_20_Entry"><text:span text:style-name="T80"> </text:span></text:span><text:span text:style-name="User_20_Entry"><text:span text:style-name="T7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8" office:value-type="string">
            <text:p text:style-name="P75"><text:span text:style-name="User_20_Entry"><text:span text:style-name="T80">wget karelzimmer.nl/</text:span></text:span><text:span text:style-name="User_20_Entry"><text:span text:style-name="T81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9" office:value-type="string">
            <text:p text:style-name="P75"><text:span text:style-name="User_20_Entry"><text:span text:style-name="T80">bash </text:span></text:span><text:span text:style-name="User_20_Entry"><text:span text:style-name="T203">getkz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0" office:value-type="string">
            <text:p text:style-name="P77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2" office:value-type="string">
            <text:p text:style-name="P72"><text:span text:style-name="T204">Press the Super key</text:span><text:span text:style-name="T205">1</text:span><text:span text:style-name="T204">, </text:span><text:span text:style-name="T206">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10" text:note-class="footnote"><text:note-citation>3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8"><text:span text:style-name="Strong_20_Emphasis"/></text:p>
          </table:table-cell>
          <table:table-cell table:style-name="_33_._5f_Installatie_5f_afronden.C13" office:value-type="string">
            <text:p text:style-name="P79"><text:span text:style-name="T207">Se</text:span><text:span text:style-name="T208">lect</text:span><text:span text:style-name="T207"> </text:span><text:span text:style-name="Strong_20_Emphasis"><text:span text:style-name="T209">3</text:span></text:span><text:span text:style-name="T210"> </text:span><text:span text:style-name="T211">Finish installatio</text:span><text:span text:style-name="T212">n</text:span><text:span text:style-name="T95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4" office:value-type="string">
            <text:p text:style-name="P80">Follow the instructions on the screen.</text:p>
          </table:table-cell>
        </table:table-row>
      </table:table>
      <text:p text:style-name="P65"><text:span text:style-name="Strong_20_Emphasis"/></text:p>
      <text:list text:continue-numbering="true" text:style-name="L1">
        <text:list-item>
          <text:p text:style-name="P81"><text:span text:style-name="Strong_20_Emphasis"><text:span text:style-name="T213">S</text:span></text:span><text:span text:style-name="Strong_20_Emphasis"><text:span text:style-name="T214">et up user</text:span></text:span></text:p>
        </text:list-item>
      </text:list>
      <text:p text:style-name="P8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1" office:value-type="string">
            <text:p text:style-name="P84"><text:span text:style-name="T215">Log in as</text:span><text:span text:style-name="T198"> </text:span><text:span text:style-name="T179">&lt;</text:span><text:span text:style-name="T180">user</text:span><text:span text:style-name="T179">&gt;</text:span><text:span text:style-name="T216"><text:note text:id="ftn11" text:note-class="footnote"><text:note-citation>1</text:note-citation><text:note-body><text:p text:style-name="P85"><text:span text:style-name="T217">Login any additional </text:span><text:span text:style-name="T218">user</text:span><text:span text:style-name="T219">s </text:span><text:span text:style-name="T217">and follow the same steps.</text:span></text:p></text:note-body></text:note></text:span><text:span text:style-name="T198">.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2" office:value-type="string">
            <text:p text:style-name="P87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2" office:value-type="string">
            <text:p text:style-name="P88"><text:span text:style-name="T220">Follow the welcome screens.</text:span><text:span text:style-name="T152"/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2" office:value-type="string">
            <text:p text:style-name="P87"/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5" office:value-type="string">
            <text:p text:style-name="P90"><text:span text:style-name="T221">Press the Super key</text:span><text:span text:style-name="T67"><text:note text:id="ftn12" text:note-class="footnote"><text:note-citation>2</text:note-citation><text:note-body><text:p text:style-name="P73">Windows, command, or magnifying glass key.</text:p></text:note-body></text:note></text:span><text:span text:style-name="T221">, 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13" text:note-class="footnote"><text:note-citation>3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92"><text:span text:style-name="T222">Select</text:span><text:span text:style-name="T207"> </text:span><text:span text:style-name="Strong_20_Emphasis"><text:span text:style-name="T209">4</text:span></text:span><text:span text:style-name="T223"> </text:span><text:span text:style-name="T224">Set up user</text:span><text:span text:style-name="T95">.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7" office:value-type="string">
            <text:p text:style-name="P93">Follow the instructions on the screen.</text:p>
          </table:table-cell>
        </table:table-row>
      </table:table>
      <text:p text:style-name="P94"/>
      <text:p text:style-name="P95"/>
      <text:p text:style-name="P96"><text:span text:style-name="T225">End of checklist,</text:span><text:span text:style-name="T226"> </text:span><text:span text:style-name="T226"><text:user-field-get text:name="Distro">Debian</text:user-field-get></text:span><text:span text:style-name="T104"><text:s/></text:span><text:span text:style-name="T105">Desktop</text:span><text:span text:style-name="T106"> </text:span><text:span text:style-name="T225">installation is complete.</text:span></text:p>
      <text:p text:style-name="P97"/>
      <text:p text:style-name="P98"><text:span text:style-name="T227">Written</text:span><text:span text:style-name="T228"> </text:span><text:span text:style-name="T227">by</text:span><text:span text:style-name="T228"> </text:span><text:a xlink:type="simple" xlink:href="mailto:info@karelzimmer.nl?subject=Checklist%20installation%20Linux" text:style-name="Internet_20_link" text:visited-style-name="Visited_20_Internet_20_Link"><text:span text:style-name="T229">Karel Zimmer</text:span></text:a><text:span text:style-name="T230">.</text:span></text:p>
      <text:p text:style-name="P99"><text:span text:style-name="T231">License </text:span><text:span text:style-name="T232">C</text:span><text:span text:style-name="T233">C0</text:span><text:span text:style-name="T230"> 1.0</text:span><text:span text:style-name="T234"> </text:span><text:span text:style-name="T234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4"><text:s/></text:span><text:span text:style-name="T234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6-01-22T19:31:10.200927439">22/01/2026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22T19:31:10.127576692</dc:date>
    <meta:keyword>Installatie</meta:keyword>
    <meta:keyword>Checklist</meta:keyword>
    <meta:keyword>Linux</meta:keyword>
    <meta:editing-cycles>7156</meta:editing-cycles>
    <meta:editing-duration>P12DT19H29M45S</meta:editing-duration>
    <meta:print-date>2025-02-27T11:58:37.044493777</meta:print-date>
    <meta:printed-by>Karel Zimmer</meta:printed-by>
    <meta:document-statistic meta:table-count="4" meta:image-count="2" meta:object-count="0" meta:page-count="4" meta:paragraph-count="97" meta:word-count="612" meta:character-count="3701" meta:non-whitespace-character-count="3150"/>
    <meta:user-defined meta:name="Info 1"/>
    <meta:user-defined meta:name="Info 2"/>
    <meta:user-defined meta:name="Info 3"/>
    <meta:user-defined meta:name="Info 4"/>
  </office:meta>
</office:document-meta>
</file>